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language="fi" fo:country="FI"/>
    </style:style>
    <style:style style:name="P3" style:parent-style-name="ListParagraph" style:list-style-name="LFO1" style:family="paragraph">
      <style:text-properties fo:language="fi" fo:country="FI"/>
    </style:style>
    <style:style style:name="P4" style:parent-style-name="Normal" style:family="paragraph">
      <style:paragraph-properties fo:text-indent="0.25in"/>
      <style:text-properties fo:language="fi" fo:country="FI"/>
    </style:style>
    <style:style style:name="P5" style:parent-style-name="Normal" style:family="paragraph">
      <style:paragraph-properties fo:text-indent="0.25in"/>
      <style:text-properties fo:language="fi" fo:country="FI"/>
    </style:style>
    <style:style style:name="P6" style:parent-style-name="Normal" style:family="paragraph">
      <style:paragraph-properties fo:text-indent="0.25in"/>
    </style:style>
    <style:style style:name="T7" style:parent-style-name="DefaultParagraphFont" style:family="text">
      <style:text-properties fo:language="fi" fo:country="FI"/>
    </style:style>
  </office:automatic-styles>
  <office:body>
    <office:text text:use-soft-page-breaks="true">
      <text:p text:style-name="P1">Vakiovastustehtävä</text:p>
      <text:list text:style-name="LFO1" text:continue-numbering="true">
        <text:list-item>
          <text:p text:style-name="P2">Kuvan vastuksessa vasemmalta oikealle luettaessa ensimmäinen keltainen rengas kertoo ensimmäisen numeron, toinen violetti rengas toisen numeron, kolmas punainen rengas kertoimen, 47 * 100 ja viimeinen kultainen rengas toleranssin eli tässä tapauksessa ± 5 %.</text:p>
        </text:list-item>
        <text:list-item>
          <text:p text:style-name="P3"/>
        </text:list-item>
      </text:list>
      <text:p text:style-name="P4">a)<text:s/>Ei</text:p>
      <text:p text:style-name="P5">b)<text:s/>Ei</text:p>
      <text:p text:style-name="P6"><text:span text:style-name="T7">Teho ylittää tehonkest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tian Pekkanen NTIS20K</meta:initial-creator>
    <dc:creator>Kristian Pekkanen NTIS20K</dc:creator>
    <meta:creation-date>2020-11-04T15:15:00Z</meta:creation-date>
    <dc:date>2020-11-04T15:58:00Z</dc:date>
    <meta:template xlink:href="Normal" xlink:type="simple"/>
    <meta:editing-cycles>2</meta:editing-cycles>
    <meta:editing-duration>PT2280S</meta:editing-duration>
    <meta:document-statistic meta:page-count="1" meta:paragraph-count="1" meta:word-count="50" meta:character-count="315" meta:row-count="2" meta:non-whitespace-character-count="266"/>
  </office:meta>
</office:document-meta>
</file>